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
      <text:p text:style-name="Standard"><text:tab/>La technologie avance à grands pas dans la société. Cette conclusion est bien connu de tous. En effet il suffit aujourd'hui de tourner la tête pour s'en rendre compte très facilement. La technologie de pointe à investi notre quotidien. Cette idée s'est <text:s/>endurci depuis l'arrivée des smartphones et des tablettes qui ont fais avancer l'humanité d'un pas de plus vers la dépendance aux nouvelles technologies. Cette évolution est dû aux progrès techniques notamment en terme de nanotechnologies. En effet, la nanotechnologie permet des gravures et des soudures de plus en plus fines, de l'ordre du nanomètre, permettant d’accroître en continue la puissance de nos ordinateurs, comme le démontre la loi de Moore. La croissance de la puissance de calcul permet aux développeurs d'envisager des programmes toujours plus puissants et plus complexes, ce qui va permettre de créer de nouvelles technologies, de nouveaux services , et donc de nouveaux besoins. C'est un de ces nouveaux besoins qui nous intéresse : le cloud computing. Celui-ci est né grâce à l'arriver chez les particuliers d'un réseaux plus rapide (modem → adsl → fibre optique), mais aussi grâce à la baisse des prix des disques durs, et surtout, à l'arrivée des nombreux appareils nomades sophistiqués comme les tablettes, les smartphones... Le cloud permet de pouvoir sauvegardé des données sans risquer de les perdre (normalement). Mais l'idée principale est de pouvoir avoir accès à ces données depuis n'importe quel appareil via le réseau. En effet, l'utilisateur d'aujourd'hui veut à sa disposition toutes sa médiathèque même si les capacités de stockages ne le permettent pas sur tous ses appareils. Le cloud permet aussi le partage de documents entre un groupe de personnes. En 2014 le cloud computing est en pleine croissance, et cette tendance est loin de s'inverser, comme le prouve Google Chrome OS, le système d'exploitation de Google où toute application s'appuie sur le cloud computing. Ce système d'exploitation est un grand pas en avant et reflète l'avenir de l'informatique. C'est pourquoi cette technologie très prometteuse est incontournable en tant qu'administrateur systèmes et réseaux. Mais comment fonctionne ces plate-formes, sur qu'elle technologie reposent elles ? </text:p>
      <text:p text:style-name="Standard"><text:tab/>En vérité, le cloud computing se pratique depuis longtemps, bien avant l'arrivé des smartphones. Seulement le terme n'était pas le même car il s'utilisait d'une autre façon. Par exemple, l'utilisation d'une messagerie en ligne, donc avec les mails stockés sur un serveur distant, peut être considéré comme du cloud. La connotation retenue, est celle d'un serveur de fichier. Il existe de nombreux programmes qui permettaient cela, comme NFS, (S)FTP... FTP ne permet que des connexions ponctuelles entre un serveur et un client, ce qui n'est pas très optimale et qui ne réponds plus aux besoins actuels. NFS se rapproche plus de notre technologie mais il pose de gros soucis. Le premier problème est son manque de sécurité, il est très déconseiller de l’utiliser publiquement sur le web. Ce protocole est préconisé d'être utiliser uniquement sur un LAN sécurisé. Son deuxième point faible est intégrité des données. En effet, la perte de données n'est absolument pas tolérable. Un autre problème apparaît pour l'administrateur : avec l'effervescence du cloud computing, et la progression infinie de la masse de données totale dans le monde (bigdata), le stockage des données est une tâche extrêmement compliqué. Il faut donc un système flexible au maximum afin d'en faciliter la maintenance. NFS est incapable de fournir cette qualités de service. C'est avec ce manque de moyens qu'est apparu les systèmes de fichiers distribués. </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1T01:42:57</meta:creation-date>
    <dc:date>2014-03-21T02:56:50</dc:date>
    <meta:editing-duration>PT1H3M1S</meta:editing-duration>
    <meta:editing-cycles>10</meta:editing-cycles>
    <meta:generator>LibreOffice/3.5$Linux_X86_64 LibreOffice_project/350m1$Build-2</meta:generator>
    <meta:document-statistic meta:table-count="0" meta:image-count="0" meta:object-count="0" meta:page-count="1" meta:paragraph-count="4" meta:word-count="577" meta:character-count="3696" meta:non-whitespace-character-count="3116"/>
  </office:meta>
</office:document-meta>
</file>